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F4000000E907DB6FCF.png" manifest:media-type="image/png"/>
  <manifest:file-entry manifest:full-path="Pictures/1000000000000101000000C81B04BC4F.png" manifest:media-type="image/png"/>
  <manifest:file-entry manifest:full-path="Pictures/10000000000000EE000000D780DAD6C4.png" manifest:media-type="image/png"/>
  <manifest:file-entry manifest:full-path="Pictures/10000000000000ED000000D9ABB714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.1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0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2cm" svg:height="10.2cm" svg:x="0cm" svg:y="0.1cm">
          <draw:image xlink:href="Pictures/1000000000000101000000C81B04BC4F.png" xlink:type="simple" xlink:show="embed" xlink:actuate="onLoad">
            <text:p/>
          </draw:image>
        </draw:frame>
        <draw:frame draw:style-name="gr1" draw:text-style-name="P1" draw:layer="layout" svg:width="12.4cm" svg:height="10.08cm" svg:x="15.6cm" svg:y="0.1cm">
          <draw:image xlink:href="Pictures/10000000000000F4000000E907DB6FCF.png" xlink:type="simple" xlink:show="embed" xlink:actuate="onLoad">
            <text:p/>
          </draw:image>
        </draw:frame>
        <draw:frame draw:style-name="gr1" draw:text-style-name="P1" draw:layer="layout" svg:width="12.8cm" svg:height="10.6cm" svg:x="0cm" svg:y="10.2cm">
          <draw:image xlink:href="Pictures/10000000000000EE000000D780DAD6C4.png" xlink:type="simple" xlink:show="embed" xlink:actuate="onLoad">
            <text:p/>
          </draw:image>
        </draw:frame>
        <draw:frame draw:style-name="gr1" draw:text-style-name="P1" draw:layer="layout" svg:width="12.199cm" svg:height="10.2cm" svg:x="15.5cm" svg:y="10.399cm">
          <draw:image xlink:href="Pictures/10000000000000ED000000D9ABB71481.png" xlink:type="simple" xlink:show="embed" xlink:actuate="onLoad">
            <text:p/>
          </draw:image>
        </draw:frame>
        <draw:frame draw:style-name="gr2" draw:text-style-name="P2" draw:layer="layout" svg:width="2.8cm" svg:height="1.825cm" svg:x="12.8cm" svg:y="4.3cm">
          <draw:text-box>
            <text:p text:style-name="P2">Otto</text:p>
            <text:p text:style-name="P2">Cycle</text:p>
          </draw:text-box>
        </draw:frame>
        <draw:frame draw:style-name="gr2" draw:text-style-name="P2" draw:layer="layout" svg:width="2.6cm" svg:height="1.825cm" svg:x="12.8cm" svg:y="14.6cm">
          <draw:text-box>
            <text:p text:style-name="P2">Diesel</text:p>
            <text:p text:style-name="P2">Cycle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09T22:03:18</meta:creation-date>
    <dc:date>2013-02-09T22:10:01</dc:date>
    <dc:creator>Jeff Gomes</dc:creator>
    <meta:editing-duration>P0D</meta:editing-duration>
    <meta:editing-cycles>1</meta:editing-cycles>
    <meta:document-statistic meta:object-count="29"/>
    <meta:generator>LibreOffice/3.5$Linux_X86_64 LibreOffice_project/350m1$Build-2</meta:generator>
  </office:meta>
</office:document-meta>
</file>